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JARDOTTY" svg:font-family="JARDOTTY" style:font-pitch="variable"/>
    <style:font-face style:name="Linux Libertine O" svg:font-family="'Linux Libertine O'" style:font-pitch="variable"/>
    <style:font-face style:name="Streetwear" svg:font-family="Streetwear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.106cm" fo:margin-bottom="0.106cm" loext:contextual-spacing="false" style:line-height-at-least="0.353cm" fo:text-align="start" style:justify-single-word="false"/>
      <style:text-properties fo:font-size="14pt" officeooo:rsid="000515e9" officeooo:paragraph-rsid="000aef49" style:font-size-asian="14pt" style:font-size-complex="14pt"/>
    </style:style>
    <style:style style:name="P2" style:family="paragraph" style:parent-style-name="Standard">
      <style:paragraph-properties fo:margin-top="0.106cm" fo:margin-bottom="0.106cm" loext:contextual-spacing="false" style:line-height-at-least="0.353cm" fo:text-align="start" style:justify-single-word="false"/>
      <style:text-properties style:font-name="Streetwear" fo:font-size="22pt" officeooo:rsid="000515e9" officeooo:paragraph-rsid="000aef49" style:font-size-asian="22pt" style:font-size-complex="22pt"/>
    </style:style>
    <style:style style:name="P3" style:family="paragraph" style:parent-style-name="Standard">
      <style:paragraph-properties fo:margin-top="0.106cm" fo:margin-bottom="0.106cm" loext:contextual-spacing="false" style:line-height-at-least="0.353cm" fo:text-align="justify" style:justify-single-word="false"/>
      <style:text-properties style:font-name="Linux Libertine O" fo:font-size="15pt" officeooo:paragraph-rsid="0011ec96" style:font-size-asian="15pt" style:font-name-complex="Garamond" style:font-size-complex="15pt"/>
    </style:style>
    <style:style style:name="P4" style:family="paragraph" style:parent-style-name="Standard">
      <style:paragraph-properties fo:margin-top="0.106cm" fo:margin-bottom="0.106cm" loext:contextual-spacing="false" style:line-height-at-least="0.353cm" fo:text-align="justify" style:justify-single-word="false" fo:break-before="page"/>
      <style:text-properties style:font-name="Garamond" fo:font-size="10pt" officeooo:paragraph-rsid="00111b5d" style:font-size-asian="10pt" style:font-name-complex="Garamond" style:font-size-complex="15pt"/>
    </style:style>
    <style:style style:name="T1" style:family="text">
      <style:text-properties style:font-name="Impact"/>
    </style:style>
    <style:style style:name="T2" style:family="text">
      <style:text-properties style:font-name="Impact" officeooo:rsid="000a362c"/>
    </style:style>
    <style:style style:name="T3" style:family="text">
      <style:text-properties style:font-name="Impact" officeooo:rsid="000eac39"/>
    </style:style>
    <style:style style:name="T4" style:family="text">
      <style:text-properties style:font-name="Impact" officeooo:rsid="00111b5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133350" style:font-style-asian="italic" style:font-weight-asian="bold" style:font-style-complex="italic" style:font-weight-complex="bold"/>
    </style:style>
    <style:style style:name="T7" style:family="text">
      <style:text-properties style:font-name="JARDOTTY"/>
    </style:style>
    <style:style style:name="T8" style:family="text">
      <style:text-properties officeooo:rsid="00111b5d"/>
    </style:style>
    <style:style style:name="T9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:</text:p>
      <text:p text:style-name="P2"><text:span text:style-name="T1">Chapter XX</text:span><text:span text:style-name="T2">V</text:span><text:span text:style-name="T3">I</text:span><text:span text:style-name="T4">II</text:span> – <text:span text:style-name="T8">Saint Joseph</text:span></text:p>
      <text:p text:style-name="P3">1. Joseph was descended from the royal house of <text:s/>_ _ _ _ _ _ _ .</text:p>
      <text:p text:style-name="P3">2. He lived in the time of <text:s/>_ _ _ _ _ _ _ , the Great, and of his son <text:s/>_ _ _ _ _ _ _ .</text:p>
      <text:p text:style-name="P3">3. Nathanael said: “Can anything of good come from <text:s/>_ _ _ _ _ _ _ .”</text:p>
      <text:p text:style-name="P3">4. Our Lady was the daughter of <text:s/>_ _ _ _ _ _ _ <text:s/>and <text:s/>_ _ _ _ _ _ _ .</text:p>
      <text:p text:style-name="P3">5. The Incarnation took place (<text:span text:style-name="T7">before</text:span>) (<text:span text:style-name="T7">after</text:span>) she had been betrothed to Joseph.</text:p>
      <text:p text:style-name="P3">6. It took four or five days to travel from Nazareth to <text:s/>_ _ _ _ _ _ _ _ _ .</text:p>
      <text:p text:style-name="P3">7. At the Presentation, Our Lady offered <text:s/>_ _ _ <text:s text:c="2"/>_ _ _ _ _ _ <text:s/>and Joseph offered <text:s/>_ _ _ _ <text:s text:c="2"/>_ _ _ _ _ _ <text:s text:c="2"/>_ _ _ _ _ _ .</text:p>
      <text:p text:style-name="P3">8. It was the aged <text:s/>_ _ _ _ _ _ _ <text:s/>who there prophesied Our Lord's greatness and Our Lady's sorrows.</text:p>
      <text:p text:style-name="P3">9. To save the Divine Child from Herod, St. Joseph and Our Lady had to flee into <text:s/>_ _ _ _ _ _ _ .</text:p>
      <text:p text:style-name="P3">10. St. Joseph's dignity comes from the fact that he was Our Lady's <text:s/>_ _ _ _ _ _ _ <text:s/>and the <text:s/>_ _ _ _ _ _ _ <text:s text:c="2"/>_ _ _ _ _ _ <text:s/>of Christ.</text:p>
      <text:p text:style-name="P3">11. Christ has only one Father: (<text:span text:style-name="T7">St. Joseph</text:span>) (<text:span text:style-name="T7">the Holy Ghost</text:span>) (<text:span text:style-name="T7">the First Person of the Trinity</text:span>).</text:p>
      <text:p text:style-name="P3">12. St. Joseph (<text:span text:style-name="T7">is</text:span>) (<text:span text:style-name="T7">is not</text:span>) Christ's father in the same sense as Mary is His Mother.</text:p>
      <text:p text:style-name="P3">13. St. Joseph is given a special <text:s/>_ _ _ _ _ _ _ <text:s/>in his Mass.</text:p>
      <text:p text:style-name="P3">14. He is Patron of the universal <text:s text:c="2"/>_ _ _ _ _ _ _ , <text:s text:c="2"/>as well as of a <text:s text:c="2"/>_ _ _ _ _ _ <text:s text:c="4"/>_ _ _ _ _ .</text:p>
      <text:p text:style-name="P3">15. The Precursor is St. <text:s/>_ _ _ _ <text:s text:c="2"/>_ _ _ <text:s text:c="2"/>_ _ _ _ _ _ _ .</text:p>
      <text:p text:style-name="P3">16. St. Joseph's sanctity was proportionate to his <text:s/>_ _ _ _ _ _ _ .</text:p>
      <text:p text:style-name="P3">17. <text:s/>_ _ <text:s text:c="2"/>_ _ _ _ _ <text:s text:c="2"/>_ _ _ <text:s text:c="2"/>_ _ _ _ _ _ _ <text:s text:c="2"/>was the greatest of the prophets.</text:p>
      <text:p text:style-name="P3">18. The greatest saint after Our Lady is <text:s/>_ _ _ _ _ _ _ .</text:p>
      <text:p text:style-name="P3">19. The contemplation Christ wants us all to enjoy is a (<text:span text:style-name="T7">natural</text:span>) (<text:span text:style-name="T7">supernatural</text:span>) one, given by the <text:s/>_ _ _ _ _ <text:s text:c="2"/>_ _ <text:s text:c="2"/>_ _ _ <text:s text:c="2"/>_ _ _ _ <text:s text:c="2"/>_ _ _ _ _ .</text:p>
      <text:p text:style-name="P3">20. Our daily work is one way in which we can fulfil the great law of <text:s/>_ _ _ _ .</text:p>
      <text:p text:style-name="P4">1. Joseph was descended from the royal house of (<text:span text:style-name="T6">David</text:span>). 2. He lived in the time of (<text:span text:style-name="T6">Herod</text:span>), the Great, and of his son (<text:span text:style-name="T6">Archelaus</text:span>). 3. Nathanael said: “Can anything of good come from (<text:span text:style-name="T6">Nazareth</text:span>).” 4. Our Lady was the daughter of (<text:span text:style-name="T6">Joachim</text:span>) and (<text:span text:style-name="T6">Anna</text:span>). 5. The Incarnation took place (before) (<text:span text:style-name="T5">after</text:span>) she had been betrothed to Joseph. 6. It took four or five days to travel from Nazareth to (<text:span text:style-name="T6">Bethlehem</text:span>). 7. At the Presentation, Our Lady offered (<text:span text:style-name="T6">two pigeons</text:span>) and Joseph offered (<text:span text:style-name="T6">five silver pieces</text:span>). 8. It was the aged (<text:span text:style-name="T6">Simeon</text:span>) who there prophesied Our Lord's greatness and Our Lady's sorrows. 9. To save the Divine Child from Herod, St. Joseph and Our Lady had to flee into (<text:span text:style-name="T6">Egypt</text:span>). 10. St. Joseph's dignity comes from the fact that he was Our Lady's (<text:span text:style-name="T6">Spouse/Husband</text:span>) and the (<text:span text:style-name="T6">Foster Father</text:span>) of Christ. 11. Christ has only one Father: (St. Joseph) (the Holy Ghost) (<text:span text:style-name="T5">the First Person of the Trinity</text:span>). 12. St. Joseph (is) (<text:span text:style-name="T5">is not</text:span>) Christ's father in the same sense as Mary is His Mother. 13. St. Joseph is given a special (<text:span text:style-name="T6">Preface</text:span>) in his Mass. 14. He is Patron of the universal (<text:span text:style-name="T6">Church</text:span>), as well as of a (<text:span text:style-name="T6">happy death</text:span>). 15. The Precursor is St. (<text:span text:style-name="T6">John the Baptist</text:span>). 16. St. Joseph's sanctity was proportionate to his (<text:span text:style-name="T6">office</text:span>). 17. (<text:span text:style-name="T6">St John the Baptist</text:span>) was the greatest of the prophets. 18. The greatest saint after Our Lady is (<text:span text:style-name="T6">St Joseph</text:span>). 19. The contemplation Christ wants us all to enjoy is a (natural) (<text:span text:style-name="T5">supernatural</text:span>) one, given by the (<text:span text:style-name="T6">Gifts of the Holy Ghost</text:span>). 20. Our daily work is one way in which we can fulfil the great law of (<text:span text:style-name="T6">love</text:span>)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JARDOTTY" svg:font-family="JARDOTTY" style:font-pitch="variable"/>
    <style:font-face style:name="Linux Libertine O" svg:font-family="'Linux Libertine O'" style:font-pitch="variable"/>
    <style:font-face style:name="Streetwear" svg:font-family="Streetwear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9T11:08:42.675805579</meta:creation-date>
    <dc:date>2016-04-26T11:03:35.665337685</dc:date>
    <meta:editing-duration>PT1H2M38S</meta:editing-duration>
    <meta:editing-cycles>8</meta:editing-cycles>
    <meta:generator>LibreOffice/5.1.2.1.0$Linux_X86_64 LibreOffice_project/10m0$Build-1</meta:generator>
    <meta:print-date>2016-03-09T11:12:06.970821735</meta:print-date>
    <meta:document-statistic meta:table-count="0" meta:image-count="0" meta:object-count="0" meta:page-count="2" meta:paragraph-count="23" meta:word-count="740" meta:character-count="3296" meta:non-whitespace-character-count="2513"/>
  </office:meta>
</office:document-meta>
</file>